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6e71" officeooo:paragraph-rsid="00176e71"/>
    </style:style>
    <style:style style:name="P2" style:family="paragraph" style:parent-style-name="Standard">
      <style:text-properties fo:font-size="16pt" style:text-underline-style="solid" style:text-underline-width="auto" style:text-underline-color="font-color" officeooo:rsid="00176e71" officeooo:paragraph-rsid="00176e71" style:font-size-asian="16pt" style:font-size-complex="16pt"/>
    </style:style>
    <style:style style:name="P3" style:family="paragraph" style:parent-style-name="Standard">
      <style:text-properties fo:font-size="14pt" style:text-underline-style="solid" style:text-underline-width="auto" style:text-underline-color="font-color" officeooo:rsid="00176e71" officeooo:paragraph-rsid="00176e71" style:font-size-asian="14pt" style:font-size-complex="14pt"/>
    </style:style>
    <style:style style:name="P4" style:family="paragraph" style:parent-style-name="Standard">
      <style:text-properties fo:font-size="14pt" style:text-underline-style="solid" style:text-underline-width="auto" style:text-underline-color="font-color" officeooo:rsid="00176e71" officeooo:paragraph-rsid="00176e71" style:font-size-asian="12.25pt" style:font-size-complex="14pt"/>
    </style:style>
    <style:style style:name="P5" style:family="paragraph" style:parent-style-name="Standard">
      <style:text-properties fo:font-size="12pt" style:text-underline-style="none" officeooo:rsid="00176e71" officeooo:paragraph-rsid="00176e71"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ftwares de LED-UNQUI</text:p>
      <text:p text:style-name="P1"/>
      <text:p text:style-name="P3">Bareos</text:p>
      <text:p text:style-name="P3"/>
      <text:p text:style-name="P5">Bareos (Backup Archiving Recovery Open Sourced) es un software de código abierto para respaldo y recuperación de datos en red. Es compatible con múltiples SO como Windows, Mac OS y varías distribuciones de Linux (Debian, Ubuntu, Red Hat, etc.). Este sistema tiene un director de tareas que maneja los parámetros de la db, los “File Sets” que describe los archivos que bareos debe respaldar, horarios de respaldo, etc.</text:p>
      <text:p text:style-name="P5"/>
      <text:p text:style-name="P5"/>
      <text:p text:style-name="P4">BIND9</text:p>
      <text:p text:style-name="P4"/>
      <text:p text:style-name="P5">Es una implementación del protocolo DNS</text:p>
      <text:p text:style-name="P5"/>
      <text:p text:style-name="P4">IRedMail</text:p>
      <text:p text:style-name="P4"/>
      <text:p text:style-name="P5">Es un script que automaticamente instala y configura todos los componentes necesarios para un servidor de mail. IRedMail tiene como componentes clave la seguridad y la privacidad, teniendo los datos personales almacenados localmente, el administrador puede controlar todas las transacciones, los usuarios están forzados a usar conexiones seguras (TLS y HTTPS). También, tiene un software anti-spam y protección antivirus (ClamAV anti-virus).</text:p>
      <text:p text:style-name="P5"/>
      <text:p text:style-name="P4">GitLab</text:p>
      <text:p text:style-name="P4"/>
      <text:p text:style-name="P5">Es un sistema de control de versiones que facilita el desarrollo de software ágil entre varios equipos. De modo que, varios desarrolladores puedan trabajar en un proyecto al mismo tiempo y editar diferentes funciones en forma paralela y garantizando que no se pierdan modificaciones de código o se sobrescriba de forma no intencionada.</text:p>
      <text:p text:style-name="P5"/>
      <text:p text:style-name="P4">HaProxy</text:p>
      <text:p text:style-name="P4"/>
      <text:p text:style-name="P5">Es un servidor proxy capaz de realizar el balanceo de carga (Ayuda a relegar el tráfico a través de múltiples servidores, asegurando la disponibilidad y rendimiento del servidor durante los picos de tráfico)</text:p>
      <text:p text:style-name="P5"/>
      <text:p text:style-name="P4">NTP</text:p>
      <text:p text:style-name="P4"/>
      <text:p text:style-name="P5">Es un protocolo de internet utilizado para sincronizar los relojes internos de sistemas informáticos</text:p>
      <text:p text:style-name="P5"/>
      <text:p text:style-name="P4">Sympa</text:p>
      <text:p text:style-name="P4"/>
      <text:p text:style-name="P5">Es un sistema de administración de mails electrónicos. Es utilizado para automatizar las funciones de subscripción, moderación y administración de archivos. También ordena el envío de mensajes a las listas y posibilita la disminución de carga en el sistema.</text:p>
      <text:p text:style-name="P5"/>
      <text:p text:style-name="P5"/>
      <text:p text:style-name="P5"/>
      <text:p text:style-name="P5"/>
      <text:p text:style-name="P4"><text:soft-page-break/>EduVPN</text:p>
      <text:p text:style-name="P4"/>
      <text:p text:style-name="P5">Es un servicio de VPN de código abierto que protege al usuario en redes poco seguras, extiende una red privada a través de una pública y le permite a los usuarios enviar y recibir datos mediante redes publicas o compartidas como si sus dispositivos estuvieran directamente conectados a la red privada.</text:p>
      <text:p text:style-name="P5"/>
      <text:p text:style-name="P4">LAMP y Wordpress</text:p>
      <text:p text:style-name="P4"/>
      <text:p text:style-name="P5">Son un conjunto de softwares que permiten la creación y administración de un sitio web. Siendo Wordpress el sistema de administración de contenido, o sea, la pieza que le permite al usuario el poder construir su propio sitio web según sus necesidades.</text:p>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5T10:02:38.049732796</meta:creation-date>
    <dc:date>2023-07-05T11:46:07.056184928</dc:date>
    <meta:editing-duration>PT1H43M33S</meta:editing-duration>
    <meta:editing-cycles>1</meta:editing-cycles>
    <meta:document-statistic meta:table-count="0" meta:image-count="0" meta:object-count="0" meta:page-count="2" meta:paragraph-count="19" meta:word-count="381" meta:character-count="2432" meta:non-whitespace-character-count="2070"/>
    <meta:generator>LibreOffice/7.4.5.1$Linux_X86_64 LibreOffice_project/40$Build-1</meta:generator>
  </office:meta>
</office:document-meta>
</file>